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6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atsHOT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ook / Idea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Allow user to see what is hot in their location and contribute to what they think is ho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creenies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Tech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Front end</text:p>
                <text:list>
                  <text:list-item>
                    <text:p>Google Maps API v3</text:p>
                    <text:list>
                      <text:list-item>
                        <text:p>Heat map</text:p>
                      </text:list-item>
                      <text:list-item>
                        <text:p>Tiles</text:p>
                      </text:list-item>
                      <text:list-item>
                        <text:p>Location</text:p>
                      </text:list-item>
                    </text:list>
                  </text:list-item>
                  <text:list-item>
                    <text:p>Jquery</text:p>
                  </text:list-item>
                  <text:list-item>
                    <text:p>Bootstrap</text:p>
                  </text:list-item>
                  <text:list-item>
                    <text:p>+standard stuff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Backend</text:p>
                <text:list>
                  <text:list-item>
                    <text:p>C#</text:p>
                  </text:list-item>
                  <text:list-item>
                    <text:p>WCF</text:p>
                  </text:list-item>
                  <text:list-item>
                    <text:p>Azure</text:p>
                  </text:list-item>
                  <text:list-item>
                    <text:p>SQ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Devereux</meta:initial-creator>
    <meta:creation-date>2014-02-28T10:29:51.78</meta:creation-date>
    <meta:editing-duration>PT10M14S</meta:editing-duration>
    <meta:editing-cycles>2</meta:editing-cycles>
    <dc:date>2014-02-28T10:39:33.80</dc:date>
    <dc:creator>David Devereux</dc:creator>
    <meta:document-statistic meta:object-count="38"/>
    <meta:generator>OpenOffice/4.0.1$Win32 OpenOffice.org_project/401m5$Build-9714</meta:generator>
  </office:meta>
</office:document-meta>
</file>